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eme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81" calcext:value-type="float">
            <text:p>4.8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.76" calcext:value-type="float">
            <text:p>3.7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.9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.57" calcext:value-type="float">
            <text:p>3.57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95" calcext:value-type="float">
            <text:p>3.95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.24" calcext:value-type="float">
            <text:p>3.24</text:p>
          </table:table-cell>
          <table:table-cell office:value-type="float" office:value="1.64" calcext:value-type="float">
            <text:p>1.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.76" calcext:value-type="float">
            <text:p>3.7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.29" calcext:value-type="float">
            <text:p>4.29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.29" calcext:value-type="float">
            <text:p>3.29</text:p>
          </table:table-cell>
          <table:table-cell office:value-type="float" office:value="1.68" calcext:value-type="float">
            <text:p>1.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.19" calcext:value-type="float">
            <text:p>3.19</text:p>
          </table:table-cell>
          <table:table-cell office:value-type="float" office:value="1.57" calcext:value-type="float">
            <text:p>1.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.48" calcext:value-type="float">
            <text:p>4.48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.95" calcext:value-type="float">
            <text:p>3.9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.67" calcext:value-type="float">
            <text:p>4.6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.24" calcext:value-type="float">
            <text:p>3.2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75" calcext:value-type="float">
            <text:p>4.7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.13" calcext:value-type="float">
            <text:p>4.13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07" calcext:value-type="float">
            <text:p>4.0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.25" calcext:value-type="float">
            <text:p>4.25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.44" calcext:value-type="float">
            <text:p>4.44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.63" calcext:value-type="float">
            <text:p>3.63</text:p>
          </table:table-cell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.93" calcext:value-type="float">
            <text:p>3.93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.31" calcext:value-type="float">
            <text:p>3.31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.13" calcext:value-type="float">
            <text:p>3.13</text:p>
          </table:table-cell>
          <table:table-cell office:value-type="float" office:value="1.54" calcext:value-type="float">
            <text:p>1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69" calcext:value-type="float">
            <text:p>3.69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.88" calcext:value-type="float">
            <text:p>3.8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office:value-type="float" office:value="1.37" calcext:value-type="float">
            <text:p>1.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.13" calcext:value-type="float">
            <text:p>3.13</text:p>
          </table:table-cell>
          <table:table-cell office:value-type="float" office:value="1.63" calcext:value-type="float">
            <text:p>1.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56" calcext:value-type="float">
            <text:p>3.56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1.62" calcext:value-type="float">
            <text:p>1.6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.72" calcext:value-type="float">
            <text:p>3.72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71" calcext:value-type="float">
            <text:p>1.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72" calcext:value-type="float">
            <text:p>3.7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.78" calcext:value-type="float">
            <text:p>4.78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.33" calcext:value-type="float">
            <text:p>3.33</text:p>
          </table:table-cell>
          <table:table-cell office:value-type="float" office:value="1.53" calcext:value-type="float">
            <text:p>1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.72" calcext:value-type="float">
            <text:p>2.7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.28" calcext:value-type="float">
            <text:p>2.28</text:p>
          </table:table-cell>
          <table:table-cell office:value-type="float" office:value="1.53" calcext:value-type="float">
            <text:p>1.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94" calcext:value-type="float">
            <text:p>2.9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.67" calcext:value-type="float">
            <text:p>3.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.11" calcext:value-type="float">
            <text:p>3.11</text:p>
          </table:table-cell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.89" calcext:value-type="float">
            <text:p>2.89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.78" calcext:value-type="float">
            <text:p>3.78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.88" calcext:value-type="float">
            <text:p>3.88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.53" calcext:value-type="float">
            <text:p>3.53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.24" calcext:value-type="float">
            <text:p>4.2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.12" calcext:value-type="float">
            <text:p>3.12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35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.11" calcext:value-type="float">
            <text:p>4.1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94" calcext:value-type="float">
            <text:p>3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.17" calcext:value-type="float">
            <text:p>4.1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.67" calcext:value-type="float">
            <text:p>4.67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67" calcext:value-type="float">
            <text:p>3.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.44" calcext:value-type="float">
            <text:p>3.44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.39" calcext:value-type="float">
            <text:p>3.39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.11" calcext:value-type="float">
            <text:p>4.11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13" calcext:value-type="float">
            <text:p>4.1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57" calcext:value-type="float">
            <text:p>4.57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.13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71" calcext:value-type="float">
            <text:p>3.71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63" calcext:value-type="float">
            <text:p>3.63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.38" calcext:value-type="float">
            <text:p>3.3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.13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9" calcext:value-type="float">
            <text:p>4.29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306_COSC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.17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55" calcext:value-type="float">
            <text:p>3.55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.81" calcext:value-type="float">
            <text:p>3.81</text:p>
          </table:table-cell>
          <table:table-cell office:value-type="float" office:value="1.47" calcext:value-type="float">
            <text:p>1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.04" calcext:value-type="float">
            <text:p>4.04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21" calcext:value-type="float">
            <text:p>4.21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13" calcext:value-type="float">
            <text:p>3.13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.58" calcext:value-type="float">
            <text:p>4.5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.78" calcext:value-type="float">
            <text:p>3.78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.09" calcext:value-type="float">
            <text:p>4.09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65" calcext:value-type="float">
            <text:p>4.65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13" calcext:value-type="float">
            <text:p>4.1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72" calcext:value-type="float">
            <text:p>4.7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29" calcext:value-type="float">
            <text:p>4.29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.96" calcext:value-type="float">
            <text:p>3.96</text:p>
          </table:table-cell>
          <table:table-cell office:value-type="float" office:value="1.31" calcext:value-type="float">
            <text:p>1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24" calcext:value-type="float">
            <text:p>4.2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.56" calcext:value-type="float">
            <text:p>4.56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.16" calcext:value-type="float">
            <text:p>4.1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.88" calcext:value-type="float">
            <text:p>3.8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.46" calcext:value-type="float">
            <text:p>4.4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.32" calcext:value-type="float">
            <text:p>4.32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.96" calcext:value-type="float">
            <text:p>3.9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13" calcext:value-type="float">
            <text:p>4.13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14" calcext:value-type="float">
            <text:p>4.14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.17" calcext:value-type="float">
            <text:p>4.1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79" calcext:value-type="float">
            <text:p>4.79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.17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13" calcext:value-type="float">
            <text:p>4.13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.25" calcext:value-type="float">
            <text:p>4.25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.33" calcext:value-type="float">
            <text:p>4.33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.52" calcext:value-type="float">
            <text:p>4.5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64" calcext:value-type="float">
            <text:p>4.64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75" calcext:value-type="float">
            <text:p>4.75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ring</text:p>
          </table:table-cell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81" calcext:value-type="float">
            <text:p>4.8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.76" calcext:value-type="float">
            <text:p>3.7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.9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.57" calcext:value-type="float">
            <text:p>3.57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95" calcext:value-type="float">
            <text:p>3.95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.24" calcext:value-type="float">
            <text:p>3.24</text:p>
          </table:table-cell>
          <table:table-cell office:value-type="float" office:value="1.64" calcext:value-type="float">
            <text:p>1.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.76" calcext:value-type="float">
            <text:p>3.7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.29" calcext:value-type="float">
            <text:p>4.29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.29" calcext:value-type="float">
            <text:p>3.29</text:p>
          </table:table-cell>
          <table:table-cell office:value-type="float" office:value="1.68" calcext:value-type="float">
            <text:p>1.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.19" calcext:value-type="float">
            <text:p>3.19</text:p>
          </table:table-cell>
          <table:table-cell office:value-type="float" office:value="1.57" calcext:value-type="float">
            <text:p>1.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.48" calcext:value-type="float">
            <text:p>4.48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.95" calcext:value-type="float">
            <text:p>3.9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.67" calcext:value-type="float">
            <text:p>4.6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.24" calcext:value-type="float">
            <text:p>3.2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75" calcext:value-type="float">
            <text:p>4.7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.13" calcext:value-type="float">
            <text:p>4.13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07" calcext:value-type="float">
            <text:p>4.0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.25" calcext:value-type="float">
            <text:p>4.25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.44" calcext:value-type="float">
            <text:p>4.44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.63" calcext:value-type="float">
            <text:p>3.63</text:p>
          </table:table-cell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.93" calcext:value-type="float">
            <text:p>3.93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.31" calcext:value-type="float">
            <text:p>3.31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.13" calcext:value-type="float">
            <text:p>3.13</text:p>
          </table:table-cell>
          <table:table-cell office:value-type="float" office:value="1.54" calcext:value-type="float">
            <text:p>1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69" calcext:value-type="float">
            <text:p>3.69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.88" calcext:value-type="float">
            <text:p>3.8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office:value-type="float" office:value="1.37" calcext:value-type="float">
            <text:p>1.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.13" calcext:value-type="float">
            <text:p>3.13</text:p>
          </table:table-cell>
          <table:table-cell office:value-type="float" office:value="1.63" calcext:value-type="float">
            <text:p>1.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56" calcext:value-type="float">
            <text:p>3.56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1.62" calcext:value-type="float">
            <text:p>1.6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.72" calcext:value-type="float">
            <text:p>3.72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71" calcext:value-type="float">
            <text:p>1.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72" calcext:value-type="float">
            <text:p>3.7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.78" calcext:value-type="float">
            <text:p>4.78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.33" calcext:value-type="float">
            <text:p>3.33</text:p>
          </table:table-cell>
          <table:table-cell office:value-type="float" office:value="1.53" calcext:value-type="float">
            <text:p>1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.72" calcext:value-type="float">
            <text:p>2.7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.28" calcext:value-type="float">
            <text:p>2.28</text:p>
          </table:table-cell>
          <table:table-cell office:value-type="float" office:value="1.53" calcext:value-type="float">
            <text:p>1.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94" calcext:value-type="float">
            <text:p>2.9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.67" calcext:value-type="float">
            <text:p>3.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.11" calcext:value-type="float">
            <text:p>3.11</text:p>
          </table:table-cell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.89" calcext:value-type="float">
            <text:p>2.89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.78" calcext:value-type="float">
            <text:p>3.78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.88" calcext:value-type="float">
            <text:p>3.88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.53" calcext:value-type="float">
            <text:p>3.53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.24" calcext:value-type="float">
            <text:p>4.2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.12" calcext:value-type="float">
            <text:p>3.12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.11" calcext:value-type="float">
            <text:p>4.1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94" calcext:value-type="float">
            <text:p>3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.17" calcext:value-type="float">
            <text:p>4.1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.67" calcext:value-type="float">
            <text:p>4.67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67" calcext:value-type="float">
            <text:p>3.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.44" calcext:value-type="float">
            <text:p>3.44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.39" calcext:value-type="float">
            <text:p>3.39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.11" calcext:value-type="float">
            <text:p>4.11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13" calcext:value-type="float">
            <text:p>4.1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57" calcext:value-type="float">
            <text:p>4.57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.13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71" calcext:value-type="float">
            <text:p>3.71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63" calcext:value-type="float">
            <text:p>3.63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.38" calcext:value-type="float">
            <text:p>3.3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.13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9" calcext:value-type="float">
            <text:p>4.29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.17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55" calcext:value-type="float">
            <text:p>3.55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.81" calcext:value-type="float">
            <text:p>3.81</text:p>
          </table:table-cell>
          <table:table-cell office:value-type="float" office:value="1.47" calcext:value-type="float">
            <text:p>1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.04" calcext:value-type="float">
            <text:p>4.04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21" calcext:value-type="float">
            <text:p>4.21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13" calcext:value-type="float">
            <text:p>3.13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.58" calcext:value-type="float">
            <text:p>4.5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.78" calcext:value-type="float">
            <text:p>3.78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.09" calcext:value-type="float">
            <text:p>4.09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65" calcext:value-type="float">
            <text:p>4.65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13" calcext:value-type="float">
            <text:p>4.1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72" calcext:value-type="float">
            <text:p>4.7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29" calcext:value-type="float">
            <text:p>4.29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.96" calcext:value-type="float">
            <text:p>3.96</text:p>
          </table:table-cell>
          <table:table-cell office:value-type="float" office:value="1.31" calcext:value-type="float">
            <text:p>1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24" calcext:value-type="float">
            <text:p>4.2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.56" calcext:value-type="float">
            <text:p>4.56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.16" calcext:value-type="float">
            <text:p>4.1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.88" calcext:value-type="float">
            <text:p>3.8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.46" calcext:value-type="float">
            <text:p>4.4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.32" calcext:value-type="float">
            <text:p>4.32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.96" calcext:value-type="float">
            <text:p>3.9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13" calcext:value-type="float">
            <text:p>4.13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14" calcext:value-type="float">
            <text:p>4.14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.17" calcext:value-type="float">
            <text:p>4.1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79" calcext:value-type="float">
            <text:p>4.79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.17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13" calcext:value-type="float">
            <text:p>4.13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.25" calcext:value-type="float">
            <text:p>4.25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.33" calcext:value-type="float">
            <text:p>4.33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.52" calcext:value-type="float">
            <text:p>4.5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64" calcext:value-type="float">
            <text:p>4.64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75" calcext:value-type="float">
            <text:p>4.75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eme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81" calcext:value-type="float">
            <text:p>4.8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.76" calcext:value-type="float">
            <text:p>3.7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.9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.57" calcext:value-type="float">
            <text:p>3.57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95" calcext:value-type="float">
            <text:p>3.95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.24" calcext:value-type="float">
            <text:p>3.24</text:p>
          </table:table-cell>
          <table:table-cell office:value-type="float" office:value="1.64" calcext:value-type="float">
            <text:p>1.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.76" calcext:value-type="float">
            <text:p>3.7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.29" calcext:value-type="float">
            <text:p>4.29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.29" calcext:value-type="float">
            <text:p>3.29</text:p>
          </table:table-cell>
          <table:table-cell office:value-type="float" office:value="1.68" calcext:value-type="float">
            <text:p>1.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.19" calcext:value-type="float">
            <text:p>3.19</text:p>
          </table:table-cell>
          <table:table-cell office:value-type="float" office:value="1.57" calcext:value-type="float">
            <text:p>1.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.48" calcext:value-type="float">
            <text:p>3.4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.48" calcext:value-type="float">
            <text:p>4.48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.95" calcext:value-type="float">
            <text:p>3.9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.67" calcext:value-type="float">
            <text:p>4.6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.24" calcext:value-type="float">
            <text:p>3.2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A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75" calcext:value-type="float">
            <text:p>4.7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.13" calcext:value-type="float">
            <text:p>4.13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07" calcext:value-type="float">
            <text:p>4.0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.25" calcext:value-type="float">
            <text:p>4.25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.44" calcext:value-type="float">
            <text:p>4.44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.63" calcext:value-type="float">
            <text:p>3.63</text:p>
          </table:table-cell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.93" calcext:value-type="float">
            <text:p>3.93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.31" calcext:value-type="float">
            <text:p>3.31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.13" calcext:value-type="float">
            <text:p>3.13</text:p>
          </table:table-cell>
          <table:table-cell office:value-type="float" office:value="1.54" calcext:value-type="float">
            <text:p>1.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69" calcext:value-type="float">
            <text:p>3.69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.88" calcext:value-type="float">
            <text:p>3.8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office:value-type="float" office:value="1.37" calcext:value-type="float">
            <text:p>1.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.13" calcext:value-type="float">
            <text:p>3.13</text:p>
          </table:table-cell>
          <table:table-cell office:value-type="float" office:value="1.63" calcext:value-type="float">
            <text:p>1.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56" calcext:value-type="float">
            <text:p>3.56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1.62" calcext:value-type="float">
            <text:p>1.6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.72" calcext:value-type="float">
            <text:p>3.72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71" calcext:value-type="float">
            <text:p>1.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72" calcext:value-type="float">
            <text:p>3.7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.78" calcext:value-type="float">
            <text:p>4.78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.33" calcext:value-type="float">
            <text:p>3.33</text:p>
          </table:table-cell>
          <table:table-cell office:value-type="float" office:value="1.53" calcext:value-type="float">
            <text:p>1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.72" calcext:value-type="float">
            <text:p>2.7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.28" calcext:value-type="float">
            <text:p>2.28</text:p>
          </table:table-cell>
          <table:table-cell office:value-type="float" office:value="1.53" calcext:value-type="float">
            <text:p>1.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94" calcext:value-type="float">
            <text:p>2.9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.67" calcext:value-type="float">
            <text:p>3.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.11" calcext:value-type="float">
            <text:p>3.11</text:p>
          </table:table-cell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.89" calcext:value-type="float">
            <text:p>2.89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.78" calcext:value-type="float">
            <text:p>3.78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.88" calcext:value-type="float">
            <text:p>3.88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.53" calcext:value-type="float">
            <text:p>3.53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.24" calcext:value-type="float">
            <text:p>4.2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.12" calcext:value-type="float">
            <text:p>3.12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35B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.11" calcext:value-type="float">
            <text:p>4.1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.94" calcext:value-type="float">
            <text:p>3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.17" calcext:value-type="float">
            <text:p>4.1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.67" calcext:value-type="float">
            <text:p>4.67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67" calcext:value-type="float">
            <text:p>3.6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.44" calcext:value-type="float">
            <text:p>3.44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.39" calcext:value-type="float">
            <text:p>3.39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.11" calcext:value-type="float">
            <text:p>4.11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.33" calcext:value-type="float">
            <text:p>4.3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13" calcext:value-type="float">
            <text:p>4.1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57" calcext:value-type="float">
            <text:p>4.57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.13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71" calcext:value-type="float">
            <text:p>3.71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63" calcext:value-type="float">
            <text:p>3.63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.38" calcext:value-type="float">
            <text:p>3.3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.13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9" calcext:value-type="float">
            <text:p>4.29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C330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.17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55" calcext:value-type="float">
            <text:p>3.55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.81" calcext:value-type="float">
            <text:p>3.81</text:p>
          </table:table-cell>
          <table:table-cell office:value-type="float" office:value="1.47" calcext:value-type="float">
            <text:p>1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.04" calcext:value-type="float">
            <text:p>4.04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21" calcext:value-type="float">
            <text:p>4.21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13" calcext:value-type="float">
            <text:p>3.13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.58" calcext:value-type="float">
            <text:p>4.5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.78" calcext:value-type="float">
            <text:p>3.78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.92" calcext:value-type="float">
            <text:p>3.9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.09" calcext:value-type="float">
            <text:p>4.09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65" calcext:value-type="float">
            <text:p>4.65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13" calcext:value-type="float">
            <text:p>4.1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72" calcext:value-type="float">
            <text:p>4.7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29" calcext:value-type="float">
            <text:p>4.29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.96" calcext:value-type="float">
            <text:p>3.96</text:p>
          </table:table-cell>
          <table:table-cell office:value-type="float" office:value="1.31" calcext:value-type="float">
            <text:p>1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24" calcext:value-type="float">
            <text:p>4.2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.56" calcext:value-type="float">
            <text:p>4.56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.16" calcext:value-type="float">
            <text:p>4.1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.88" calcext:value-type="float">
            <text:p>3.88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.46" calcext:value-type="float">
            <text:p>4.4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.32" calcext:value-type="float">
            <text:p>4.32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.44" calcext:value-type="float">
            <text:p>4.4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.96" calcext:value-type="float">
            <text:p>3.9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A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" calcext:value-type="float">
            <text:p>396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Fall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13" calcext:value-type="float">
            <text:p>4.13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38" calcext:value-type="float">
            <text:p>4.3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3" calcext:value-type="float">
            <text:p>4.6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14" calcext:value-type="float">
            <text:p>4.14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.17" calcext:value-type="float">
            <text:p>4.1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C39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79" calcext:value-type="float">
            <text:p>4.79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17" calcext:value-type="float">
            <text:p>4.17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13" calcext:value-type="float">
            <text:p>4.13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42" calcext:value-type="float">
            <text:p>4.4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.25" calcext:value-type="float">
            <text:p>4.25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.33" calcext:value-type="float">
            <text:p>4.33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.38" calcext:value-type="float">
            <text:p>4.3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.52" calcext:value-type="float">
            <text:p>4.5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4" calcext:value-type="float">
            <text:p>4.54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.64" calcext:value-type="float">
            <text:p>4.64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75" calcext:value-type="float">
            <text:p>4.75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46" calcext:value-type="float">
            <text:p>4.4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B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Spring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16:21:37.616483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5:45:15.432612558</meta:creation-date>
    <dc:date>2019-08-12T16:10:03.477167672</dc:date>
    <meta:editing-duration>PT5H38M31S</meta:editing-duration>
    <meta:editing-cycles>59</meta:editing-cycles>
    <meta:generator>LibreOffice/5.1.6.2$Linux_X86_64 LibreOffice_project/10m0$Build-2</meta:generator>
    <meta:document-statistic meta:table-count="3" meta:cell-count="10824" meta:object-count="0"/>
  </office:meta>
</office:document-meta>
</file>